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a6b05" officeooo:paragraph-rsid="001a6b05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ae34b" officeooo:paragraph-rsid="001ae34b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a6b05"/>
    </style:style>
    <style:style style:name="T3" style:family="text">
      <style:text-properties officeooo:rsid="001ae3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7">Opportunity</text:p>
          </table:table-cell>
          <table:table-cell table:style-name="Table1.A1" office:value-type="string">
            <text:p text:style-name="P7">Developing</text:p>
          </table:table-cell>
          <table:table-cell table:style-name="Table1.A1" office:value-type="string">
            <text:p text:style-name="P7">Coding </text:p>
          </table:table-cell>
          <table:table-cell table:style-name="Table1.E1" office:value-type="string">
            <text:p text:style-name="P7">Hours put in</text:p>
          </table:table-cell>
        </table:table-row>
        <table:table-row>
          <table:table-cell table:style-name="Table1.A2" office:value-type="string">
            <text:p text:style-name="P2">1<text:span text:style-name="T2">2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8">Sj: 167/183</text:p>
            <text:p text:style-name="P8">ML: week 1</text:p>
            <text:p text:style-name="P8">crpto:week 1</text:p>
            <text:p text:style-name="P8">Sx:python3</text:p>
          </table:table-cell>
          <table:table-cell table:style-name="Table1.A2" office:value-type="string">
            <text:p text:style-name="P6">Medium -&gt; <text:span text:style-name="T3">0</text:span></text:p>
            <text:p text:style-name="P6">Easy -&gt;<text:span text:style-name="T3">0</text:span></text:p>
            <text:p text:style-name="P6">Techie -&gt; <text:span text:style-name="T3">0</text:span></text:p>
            <text:p text:style-name="P6">Hard -&gt; <text:span text:style-name="T3">0</text:span></text:p>
            <text:p text:style-name="P8">Tushar-&gt;<text:span text:style-name="T3">5</text:span></text:p>
          </table:table-cell>
          <table:table-cell table:style-name="Table1.E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7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8">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2</text:span>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8:36:27.015227227</dc:date>
    <meta:editing-duration>PT2H39M44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3" meta:paragraph-count="57" meta:word-count="74" meta:character-count="410" meta:non-whitespace-character-count="388"/>
  </office:meta>
</office:document-meta>
</file>